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584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47fcd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officeooo:paragraph-rsid="00808c06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7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2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3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3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0" style:family="paragraph" style:parent-style-name="Standard">
      <style:text-properties fo:font-size="10pt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2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officeooo:paragraph-rsid="00838ad6" style:font-size-asian="6pt" style:font-size-complex="6pt"/>
    </style:style>
    <style:style style:name="P43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44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Helvetica" fo:font-size="6pt" style:font-size-asian="6pt" style:font-size-complex="6pt"/>
    </style:style>
    <style:style style:name="P46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P47" style:family="paragraph" style:parent-style-name="Table_20_Contents">
      <style:text-properties style:font-name="Helvetica" fo:font-size="6pt" officeooo:paragraph-rsid="000cf3d4" style:font-size-asian="6pt" style:font-size-complex="6pt"/>
    </style:style>
    <style:style style:name="P48" style:family="paragraph" style:parent-style-name="Table_20_Contents">
      <style:text-properties style:font-name="Helvetica" fo:font-size="6pt" style:font-size-asian="5.25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style:font-name="Helvetica" fo:font-size="8pt" fo:font-weight="normal" officeooo:paragraph-rsid="00704463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style:font-name="Helvetica" fo:font-size="8pt" fo:font-weight="normal" officeooo:paragraph-rsid="000cf3d4" style:font-size-asian="8pt" style:font-weight-asian="normal" style:font-size-complex="8pt" style:font-weight-complex="normal"/>
    </style:style>
    <style:style style:name="P56" style:family="paragraph" style:parent-style-name="Table_20_Contents">
      <style:text-properties style:font-name="Helvetica" fo:font-size="8pt" officeooo:paragraph-rsid="007f182e" style:font-size-asian="8pt" style:font-size-complex="8pt"/>
    </style:style>
    <style:style style:name="P57" style:family="paragraph" style:parent-style-name="Table_20_Contents">
      <style:text-properties style:font-name="Helvetica" fo:font-size="8pt" officeooo:paragraph-rsid="006a3365" style:font-size-asian="8pt" style:font-size-complex="8pt"/>
    </style:style>
    <style:style style:name="P58" style:family="paragraph" style:parent-style-name="Table_20_Contents">
      <style:text-properties style:font-name="Helvetica" fo:font-size="8pt" officeooo:paragraph-rsid="000cf3d4" style:font-size-asian="8pt" style:font-size-complex="8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9">Cod. articolo</text:p>
            </table:table-cell>
            <table:table-cell table:style-name="Table1.A1" office:value-type="string">
              <text:p text:style-name="P19">Descrizione</text:p>
            </table:table-cell>
            <table:table-cell table:style-name="Table1.A1" office:value-type="string">
              <text:p text:style-name="P20">U.M.</text:p>
            </table:table-cell>
            <table:table-cell table:style-name="Table1.A1" office:value-type="string">
              <text:p text:style-name="P20">Q.ta</text:p>
            </table:table-cell>
            <table:table-cell table:style-name="Table1.A1" office:value-type="string">
              <text:p text:style-name="P20">Prezzo (<text:placeholder text:placeholder-type="text">&lt;o.currency_id.name or ''&gt;</text:placeholder>)</text:p>
            </table:table-cell>
            <table:table-cell table:style-name="Table1.A1" office:value-type="string">
              <text:p text:style-name="P20">Sc. %</text:p>
            </table:table-cell>
            <table:table-cell table:style-name="Table1.A1" office:value-type="string">
              <text:p text:style-name="P20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0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1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9"><text:placeholder text:placeholder-type="text">&lt;line.uos_id and line.uos_id.name or ''&gt;</text:placeholder></text:p>
          </table:table-cell>
          <table:table-cell table:style-name="Table1.B3" office:value-type="string">
            <text:p text:style-name="P9"><text:placeholder text:placeholder-type="text">&lt;("%1.2f" % line.quantity) or 0.00&gt;</text:placeholder></text:p>
          </table:table-cell>
          <table:table-cell table:style-name="Table1.B3" office:value-type="string">
            <text:p text:style-name="P9"><text:placeholder text:placeholder-type="text">&lt;line.price_unit or ''&gt;</text:placeholder></text:p>
          </table:table-cell>
          <table:table-cell table:style-name="Table1.B3" office:value-type="string">
            <text:p text:style-name="P9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9"><text:placeholder text:placeholder-type="text">&lt;line.price_subtotal or ''&gt;</text:placeholder></text:p>
          </table:table-cell>
          <table:table-cell table:style-name="Table1.B3" office:value-type="string">
            <text:p text:style-name="P25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5cm" style:rel-column-width="16365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3.503cm" style:rel-column-width="12082*"/>
    </style:style>
    <style:style style:name="Table6.D" style:family="table-column">
      <style:table-column-properties style:column-width="3.665cm" style:rel-column-width="12642*"/>
    </style:style>
    <style:style style:name="Table6.E" style:family="table-column">
      <style:table-column-properties style:column-width="1.547cm" style:rel-column-width="5335*"/>
    </style:style>
    <style:style style:name="Table6.F" style:family="table-column">
      <style:table-column-properties style:column-width="2.147cm" style:rel-column-width="7404*"/>
    </style:style>
    <style:style style:name="Table6.G" style:family="table-column">
      <style:table-column-properties style:column-width="2.15cm" style:rel-column-width="7418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F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016cm" style:keep-together="false" fo:keep-together="always"/>
    </style:style>
    <style:style style:name="Table6.4" style:family="table-row">
      <style:table-row-properties style:row-height="1.799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officeooo:paragraph-rsid="00838ad6" style:font-size-asian="6pt" style:font-size-complex="6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6pt" officeooo:paragraph-rsid="00839f6b" style:font-size-asian="6pt" style:font-size-complex="6pt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839f6b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ccb97" style:font-size-asian="8pt" style:font-weight-asian="normal" style:font-size-complex="8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5a9f01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8pt" fo:font-weight="normal" officeooo:paragraph-rsid="00621f00" style:font-size-asian="8pt" style:font-weight-asian="normal" style:font-size-complex="8pt" style:font-weight-complex="normal"/>
    </style:style>
    <style:style style:name="MP37" style:family="paragraph" style:parent-style-name="Table_20_Contents">
      <style:text-properties style:font-name="Helvetica" fo:font-size="6pt" officeooo:paragraph-rsid="000cf3d4" style:font-size-asian="6pt" style:font-size-complex="6pt"/>
    </style:style>
    <style:style style:name="MP38" style:family="paragraph" style:parent-style-name="Table_20_Contents">
      <style:text-properties style:font-name="Helvetica" fo:font-size="8pt" fo:font-weight="normal" officeooo:paragraph-rsid="000cf3d4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Helvetica" fo:font-size="8pt" officeooo:paragraph-rsid="000cf3d4" style:font-size-asian="8pt" style:font-size-complex="8pt"/>
    </style:style>
    <style:style style:name="MP40" style:family="paragraph" style:parent-style-name="Table_20_Contents">
      <style:text-properties style:font-name="Helvetica" fo:font-size="6pt" style:font-size-asian="5.25pt" style:font-size-complex="6pt"/>
    </style:style>
    <style:style style:name="MP4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4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47fcd" fo:background-color="transparent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4.16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8"><text:span text:style-name="MT3">CF: </text:span><text:span text:style-name="MT5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31">Causale del trasporto</text:p>
              <text:p text:style-name="MP31"/>
              <text:p text:style-name="MP32"><text:placeholder text:placeholder-type="text">&lt;ddt(data['form']['picking_id']).transportation_reason_id and ddt(data['form']['picking_id']).transportation_reason_id.name or ''&gt;</text:placeholder></text:p>
            </table:table-cell>
            <table:table-cell table:style-name="Table6.A1" table:number-columns-spanned="2" office:value-type="string">
              <text:p text:style-name="MP24">Porto</text:p>
              <text:p text:style-name="MP24"/>
              <text:p text:style-name="MP33"><text:placeholder text:placeholder-type="text">&lt;ddt(data['form']['picking_id']).carriage_condition_id and ddt(data['form']['picking_id']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4">Aspetto esteriore dei beni</text:p>
              <text:p text:style-name="MP24"/>
              <text:p text:style-name="MP33"><text:placeholder text:placeholder-type="text">&lt;ddt(data['form']['picking_id']).goods_description_id and ddt(data['form']['picking_id']).goods_description_id.name or ''&gt;</text:placeholder></text:p>
            </table:table-cell>
            <table:covered-table-cell/>
            <table:table-cell table:style-name="Table6.A1" office:value-type="string">
              <text:p text:style-name="MP24">Numero colli</text:p>
              <text:p text:style-name="MP24"/>
              <text:p text:style-name="MP34"><text:placeholder text:placeholder-type="text">&lt;ddt(data['form']['picking_id']).number_of_packages or ''&gt;</text:placeholder></text:p>
            </table:table-cell>
            <table:table-cell table:style-name="Table6.G1" office:value-type="string">
              <text:p text:style-name="MP24">Peso</text:p>
              <text:p text:style-name="MP24"/>
              <text:p text:style-name="MP33"><text:placeholder text:placeholder-type="text">&lt;ddt(data['form']['picking_id']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4">Vettore</text:p>
              <text:p text:style-name="MP35"/>
              <text:p text:style-name="MP36"><text:placeholder text:placeholder-type="text">&lt;ddt(data['form']['picking_id']).carrier_id and ddt(data['form']['picking_id']).carrier_id.name or ''&gt;</text:placeholder></text:p>
            </table:table-cell>
            <table:table-cell table:style-name="Table6.A2" table:number-columns-spanned="2" office:value-type="string">
              <text:p text:style-name="MP37">Data ritiro </text:p>
              <text:p text:style-name="MP37"/>
              <text:p text:style-name="MP38"><text:placeholder text:placeholder-type="text">&lt;if test='bool(ddt(data['form']['picking_id']).date_done)'&gt;</text:placeholder></text:p>
              <text:p text:style-name="MP39"><text:placeholder text:placeholder-type="text">&lt;(formatLang(ddt(data['form']['picking_id']).date_done[0:10], date=True)) or ''&gt;</text:placeholder></text:p>
              <text:p text:style-name="MP38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37">Ora ritiro</text:p>
              <text:p text:style-name="MP37"/>
              <text:p text:style-name="MP39"><text:span text:style-name="MT11"><text:placeholder text:placeholder-type="text">&lt;if test='bool(ddt(data['form']['picking_id']).date_done)'&gt;</text:placeholder></text:span><text:placeholder text:placeholder-type="text">&lt;(ddt(data['form']['picking_id']).date_done[10:]) or ''&gt;</text:placeholder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4">Note</text:p>
              <text:p text:style-name="MP40"/>
              <text:p text:style-name="MP35"><text:placeholder text:placeholder-type="text">&lt;ddt(data['form']['picking_id']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4">Firma vettore</text:p>
            </table:table-cell>
            <table:covered-table-cell/>
            <table:table-cell table:style-name="Table6.A2" table:number-columns-spanned="2" office:value-type="string">
              <text:p text:style-name="MP41">Firma conducente</text:p>
            </table:table-cell>
            <table:covered-table-cell/>
            <table:table-cell table:style-name="Table6.F2" table:number-columns-spanned="3" office:value-type="string">
              <text:p text:style-name="MP41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42">Totale imponibile (<text:span text:style-name="MT11"><text:placeholder text:placeholder-type="text">&lt;o.currency_id.name or ''&gt;</text:placeholder></text:span>)</text:p>
              <text:p text:style-name="MP43"/>
              <text:p text:style-name="MP44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42">Totale IVA (<text:span text:style-name="MT11"><text:placeholder text:placeholder-type="text">&lt;o.currency_id.name or ''&gt;</text:placeholder></text:span>)</text:p>
              <text:p text:style-name="MP45"/>
              <text:p text:style-name="MP44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45">Totale documento (<text:placeholder text:placeholder-type="text">&lt;o.currency_id.name or ''&gt;</text:placeholder>)</text:p>
              <text:p text:style-name="MP45"/>
              <text:p text:style-name="MP44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5-05T11:35:46</dc:date>
    <meta:editing-duration>PT48H29M19S</meta:editing-duration>
    <meta:editing-cycles>232</meta:editing-cycles>
    <meta:generator>OpenOffice.org/3.2$Linux OpenOffice.org_project/320m19$Build-9505</meta:generator>
    <dc:creator>elbati </dc:creator>
    <meta:document-statistic meta:table-count="4" meta:image-count="0" meta:object-count="0" meta:page-count="1" meta:paragraph-count="80" meta:word-count="274" meta:character-count="3326"/>
    <meta:user-defined meta:name="Info 1">http://localhost:8069</meta:user-defined>
    <meta:user-defined meta:name="Info 2"/>
    <meta:user-defined meta:name="Info 3"/>
    <meta:user-defined meta:name="Info 4"/>
  </office:meta>
</office:document-meta>
</file>